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51ace2a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?GameState? <text:s/>Confir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Trophy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Imp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I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Imp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6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07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3">
          <table:table-cell table:number-columns-repeated="1024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2C8CD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RequestToEnding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Hatland, Lane</dc:creator>
    <meta:creation-date>2018-07-03T01:49:34Z</meta:creation-date>
    <dc:date>2019-06-26T20:45:26Z</dc:date>
    <meta:editing-cycles>40</meta:editing-cycles>
    <meta:editing-duration>PT14966S</meta:editing-duration>
  </office:meta>
</office:document-meta>
</file>